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-ibm-plex-mono" svg:font-family="'var font-ibm-plex-mono'"/>
  </office:font-face-decls>
  <office:automatic-styles>
    <style:style style:name="P1" style:family="paragraph" style:parent-style-name="Standard">
      <style:text-properties officeooo:paragraph-rsid="000c1562"/>
    </style:style>
    <style:style style:name="P2" style:family="paragraph" style:parent-style-name="Standard">
      <style:text-properties officeooo:rsid="000c1562" officeooo:paragraph-rsid="000c1562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T1" style:family="text">
      <style:text-properties officeooo:rsid="000c1562"/>
    </style:style>
    <style:style style:name="T2" style:family="text">
      <style:text-properties fo:language="en" fo:country="US" officeooo:rsid="000c1562"/>
    </style:style>
    <style:style style:name="T3" style:family="text">
      <style:text-properties fo:language="ru" fo:country="RU" officeooo:rsid="000c1562"/>
    </style:style>
    <style:style style:name="T4" style:family="text">
      <style:text-properties fo:color="#cf8e6d" loext:opacity="100%" style:font-name="JetBrains Mono" fo:font-size="9pt" fo:language="ru" fo:country="RU" fo:font-style="normal" fo:font-weight="normal" style:font-size-asian="9pt" style:font-style-asian="normal" style:font-weight-asian="normal"/>
    </style:style>
    <style:style style:name="T5" style:family="text">
      <style:text-properties fo:color="#bcbec4" loext:opacity="100%" style:font-name="JetBrai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cf8e6d" loext:opacity="100%" style:font-name="JetBrai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bcbec4" loext:opacity="100%" style:font-name="JetBrains Mono" fo:font-size="9pt" fo:language="en" fo:country="US" fo:font-style="normal" fo:font-weight="normal" officeooo:rsid="000c1562" style:font-size-asian="9pt" style:font-style-asian="normal" style:font-weight-asian="normal"/>
    </style:style>
    <style:style style:name="T8" style:family="text">
      <style:text-properties fo:color="#bcbec4" loext:opacity="100%" style:font-name="JetBrains Mono" fo:font-size="9pt" fo:language="ru" fo:country="RU" fo:font-style="normal" fo:font-weight="normal" officeooo:rsid="000c1562" style:font-size-asian="9pt" style:font-style-asian="normal" style:font-weight-asian="normal"/>
    </style:style>
    <style:style style:name="T9" style:family="text">
      <style:text-properties fo:color="#7a7e85" loext:opacity="100%" style:font-name="JetBrai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7a7e85" loext:opacity="100%" style:font-name="JetBrains Mono" fo:font-size="9pt" fo:language="en" fo:country="US" fo:font-style="normal" fo:font-weight="normal" officeooo:rsid="000c1562" style:font-size-asian="9pt" style:font-style-asian="normal" style:font-weight-asian="normal"/>
    </style:style>
    <style:style style:name="T11" style:family="text">
      <style:text-properties fo:color="#7a7e85" loext:opacity="100%" style:font-name="JetBrains Mono" fo:font-size="9pt" fo:language="ru" fo:country="RU" fo:font-style="normal" fo:font-weight="normal" officeooo:rsid="000c1562" style:font-size-asian="9pt" style:font-style-asian="normal" style:font-weight-asian="normal"/>
    </style:style>
    <style:style style:name="T12" style:family="text">
      <style:text-properties fo:color="#6aab73" loext:opacity="100%" style:font-name="JetBrains Mono" fo:font-size="9pt" fo:font-style="normal" fo:font-weight="normal" style:font-size-asian="9pt" style:font-style-asian="normal" style:font-weight-asian="normal"/>
    </style:style>
    <style:style style:name="T13" style:family="text">
      <style:text-properties fo:language="ru" fo:country="RU" officeooo:rsid="000cd460"/>
    </style:style>
    <style:style style:name="T14" style:family="text">
      <style:text-properties fo:language="en" fo:country="US" officeooo:rsid="000cd460"/>
    </style:style>
    <style:style style:name="T15" style:family="text">
      <style:text-properties style:font-name="var font-ibm-plex-mono" fo:language="ru" fo:country="RU" officeooo:rsid="000cd460" loext:padding="0cm" loext:border="none"/>
    </style:style>
    <style:style style:name="T16" style:family="text">
      <style:text-properties style:font-name="var font-ibm-plex-mono" fo:language="en" fo:country="US" officeooo:rsid="000cd460" loext:padding="0cm" loext:border="none"/>
    </style:style>
    <style:style style:name="T17" style:family="text">
      <style:text-properties fo:language="ru" fo:country="RU" officeooo:rsid="000dbd1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 первую очередь мы должны в <text:s/>корне проекта создать пустой файл </text:span><text:span text:style-name="T2">Dockerfile <text:line-break/></text:span><text:span text:style-name="T3">Название такое обязательно, по другому прорамма докера не найдет этот файл<text:line-break/><text:line-break/>Дальше его заполняем.<text:line-break/>Пример моего проекта<text:line-break/><text:line-break/></text:span><text:span text:style-name="T2"># </text:span><text:span text:style-name="T3">собираем базовый образ с </text:span><text:span text:style-name="T2">jdk 22</text:span><text:span text:style-name="T3"><text:line-break/></text:span><text:span text:style-name="T4">FROM</text:span><text:span text:style-name="T5"> openjdk:22-jdk-slim </text:span><text:span text:style-name="T6">AS</text:span><text:span text:style-name="T5"> build <text:s/><text:line-break/></text:span><text:span text:style-name="T7">#</text:span><text:span text:style-name="T8">создание рабочей директории куда все данные попадут</text:span><text:span text:style-name="T5"><text:line-break/></text:span><text:span text:style-name="T6">WORKDIR</text:span><text:span text:style-name="T5"> /searchengine1<text:line-break/><text:line-break/>#</text:span><text:span text:style-name="T9"> Копируем settings.xml из папки проекта (searchenginee1/) в контейнер</text:span></text:p>
      <text:p text:style-name="P1"><text:span text:style-name="T10">#</text:span><text:span text:style-name="T11"> тут в </text:span><text:span text:style-name="T10">settings </text:span><text:span text:style-name="T11">у меня креды были от репозитория скиллбокс для входа, поэтому е обязательно </text:span><text:span text:style-name="T9"><text:line-break/></text:span><text:span text:style-name="T6">COPY</text:span><text:span text:style-name="T5"> settings.xml /root/.m2/settings.xml <text:line-break/></text:span></text:p>
      <text:p text:style-name="P1"><text:span text:style-name="T7">#</text:span><text:span text:style-name="T8">копируем зависимости и файлы мавен</text:span><text:span text:style-name="T5"><text:line-break/></text:span><text:span text:style-name="T6">COPY</text:span><text:span text:style-name="T5"> pom.xml .<text:line-break/><text:line-break/></text:span><text:span text:style-name="T7">#</text:span><text:span text:style-name="T8"> копируем сам проект </text:span><text:span text:style-name="T5"><text:line-break/></text:span><text:span text:style-name="T6">COPY</text:span><text:span text:style-name="T5"> src ./src<text:line-break/><text:line-break/></text:span><text:span text:style-name="T7">#</text:span><text:span text:style-name="T8"> установка </text:span><text:span text:style-name="T7">Maven </text:span><text:span text:style-name="T8">и сборка проекта </text:span><text:span text:style-name="T5"><text:line-break/></text:span><text:span text:style-name="T6">RUN</text:span><text:span text:style-name="T5"> apt-get update &amp;&amp; \<text:line-break/> <text:s text:c="3"/>apt-get install -y maven &amp;&amp; \<text:line-break/> <text:s text:c="3"/>mvn clean package -DskipTests<text:line-break/></text:span></text:p>
      <text:p text:style-name="P1"><text:span text:style-name="T7">#</text:span><text:span text:style-name="T8">ФИНальный образ для запуска приложения </text:span><text:span text:style-name="T5"><text:line-break/></text:span><text:span text:style-name="T6">FROM</text:span><text:span text:style-name="T5"> openjdk:22-slim<text:line-break/><text:line-break/></text:span><text:span text:style-name="T6">WORKDIR</text:span><text:span text:style-name="T5"> /searchengine1<text:line-break/></text:span><text:span text:style-name="T7">#</text:span><text:span text:style-name="T8">копируем в рабочую дирректорию </text:span><text:span text:style-name="T7">jar </text:span><text:span text:style-name="T8">файл собранный раннее</text:span><text:span text:style-name="T5"><text:line-break/></text:span><text:span text:style-name="T6">COPY</text:span><text:span text:style-name="T5"> --from=build /searchengine1/target/SearchEngine-1.0-SNAPSHOT.jar searchengine1.jar<text:line-break/></text:span><text:span text:style-name="T7">#</text:span><text:span text:style-name="T8">какой порт слушает приложение</text:span><text:span text:style-name="T5"><text:line-break/></text:span><text:span text:style-name="T6">EXPOSE</text:span><text:span text:style-name="T5"> 8080<text:line-break/></text:span><text:span text:style-name="T7">#</text:span><text:span text:style-name="T8">команда для запуска</text:span><text:span text:style-name="T5"><text:line-break/></text:span><text:span text:style-name="T6">ENTRYPOINT</text:span><text:span text:style-name="T5"> [</text:span><text:span text:style-name="T12">"java"</text:span><text:span text:style-name="T5">, </text:span><text:span text:style-name="T12">"-jar"</text:span><text:span text:style-name="T5">, </text:span><text:span text:style-name="T12">"searchengine1.jar"</text:span><text:span text:style-name="T5">]</text:span></text:p>
      <text:p text:style-name="P1"><text:span text:style-name="T3"><text:line-break/><text:line-break/></text:span><text:span text:style-name="T13">Дальше пытаемся собрать докер образ <text:line-break/><text:line-break/><text:line-break/>через гит баш открываем дирректорию проекта и пишем<text:line-break/><text:line-break/></text:span><text:span text:style-name="T14">#</text:span><text:span text:style-name="T13">название сами придумываем тут именно</text:span><text:span text:style-name="T14"><text:line-break/></text:span><text:span text:style-name="T13">docker build -t searchenginee1 . <text:s/><text:line-break/><text:line-break/></text:span><text:span text:style-name="T14">#</text:span><text:span text:style-name="T13">запускаем приложение </text:span></text:p>
      <text:p text:style-name="P2"><text:span text:style-name="Source_20_Text"><text:span text:style-name="T15">docker run -p 8080:8080 </text:span></text:span><text:span text:style-name="Source_20_Text"><text:span text:style-name="T16">searchenginee1</text:span></text:span></text:p>
      <text:p text:style-name="P1"><text:span text:style-name="T13"><text:line-break/><text:line-break/><text:line-break/></text:span><text:span text:style-name="T17">ПОДСКАЗКА <text:line-break/><text:line-break/></text:span><text:span text:style-name="Strong_20_Emphasis"><text:span text:style-name="T17">FROM openjdk:22-jdk-slim AS build</text:span></text:span><text:span text:style-name="T17"> — берём образ с JDK 22 для сборки. </text:span></text:p>
      <text:list text:style-name="L1">
        <text:list-item>
          <text:p text:style-name="P3"><text:span text:style-name="Strong_20_Emphasis">WORKDIR /searchengine1</text:span> — создаём рабочую папку в контейнере. </text:p>
        </text:list-item>
        <text:list-item>
          <text:p text:style-name="P3"><text:span text:style-name="Strong_20_Emphasis">COPY settings.xml /root/.m2/settings.xml</text:span> — копируем твой settings.xml с токеном в контейнер, чтобы Maven мог скачать зависимости из skillbox-gitlab. </text:p>
        </text:list-item>
        <text:list-item>
          <text:p text:style-name="P3"><text:span text:style-name="Strong_20_Emphasis">COPY pom.xml . и COPY src ./src</text:span> — копируем файлы проекта. </text:p>
        </text:list-item>
        <text:list-item>
          <text:p text:style-name="P3"><text:soft-page-break/><text:span text:style-name="Strong_20_Emphasis">RUN apt-get update &amp;&amp; ...</text:span> — устанавливаем Maven и собираем проект. </text:p>
        </text:list-item>
        <text:list-item>
          <text:p text:style-name="P3"><text:span text:style-name="Strong_20_Emphasis">FROM openjdk:22-slim</text:span> — берём лёгкий образ для запуска (без лишних инструментов). </text:p>
        </text:list-item>
        <text:list-item>
          <text:p text:style-name="P3"><text:span text:style-name="Strong_20_Emphasis">COPY --from=build ...</text:span> — переносим собранный JAR-файл в итоговый образ. </text:p>
        </text:list-item>
        <text:list-item>
          <text:p text:style-name="P4"><text:span text:style-name="Strong_20_Emphasis">EXPOSE и ENTRYPOINT</text:span> — задаём порт и команду запуска. </text:p>
        </text:list-item>
      </text:list>
      <text:p text:style-name="P2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-ibm-plex-mono" svg:font-family="'var font-ibm-plex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20:05:45.634000000</meta:creation-date>
    <dc:date>2025-05-17T20:17:04.658000000</dc:date>
    <meta:editing-duration>PT11M19S</meta:editing-duration>
    <meta:editing-cycles>3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14" meta:word-count="269" meta:character-count="1978" meta:non-whitespace-character-count="1676"/>
  </office:meta>
</office:document-meta>
</file>